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94mm"/>
    </style:style>
    <style:style style:name="co10" style:family="table-column">
      <style:table-column-properties fo:break-before="auto" style:column-width="55.0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5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8" table:number-columns-repeated="4" table:default-cell-style-name="ce5"/>
        <table:table-column table:style-name="co11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5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-00-0000</text:date>, <text:time style:data-style-name="N2" text:time-value="23:11:27.564455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07T00:08:44.475818460</dc:date>
    <meta:editing-duration>P1DT14H17M36S</meta:editing-duration>
    <meta:editing-cycles>23</meta:editing-cycles>
    <meta:generator>LibreOffice/5.3.4.2$Linux_X86_64 LibreOffice_project/30$Build-2</meta:generator>
    <meta:document-statistic meta:table-count="5" meta:cell-count="189" meta:object-count="0"/>
  </office:meta>
</office:document-meta>
</file>